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6.361cm" svg:x="0.009cm" svg:y="0.07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6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oiseau</meta:initial-creator>
    <meta:creation-date>2015-03-31T16:57:05.03</meta:creation-date>
    <dc:date>2016-05-17T16:36:02.488397744</dc:date>
    <meta:editing-duration>PT25M8S</meta:editing-duration>
    <meta:editing-cycles>9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60" chart:maximum="7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4500" chart:maximum="16500" chart:interval-major="4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362cm" xlink:href="." xlink:type="simple" chart:class="chart:scatter" chart:style-name="ch1">
        <chart:plot-area chart:style-name="ch2" chart:data-source-has-labels="both" svg:x="0.956cm" svg:y="0.155cm" svg:width="14.533cm" svg:height="5.553cm">
          <chartooo:coordinate-region svg:x="2.133cm" svg:y="0.354cm" svg:width="13.356cm" svg:height="4.707cm"/>
          <chart:axis chart:dimension="x" chart:name="primary-x" chart:style-name="ch3" chartooo:axis-type="auto">
            <chart:title svg:x="5.995cm" svg:y="5.802cm" chart:style-name="ch4">
              <text:p>% tasks computed by the GPU</text:p>
            </chart:title>
            <chart:categories table:cell-range-address="local-table.$A$2:.$A$7"/>
          </chart:axis>
          <chart:axis chart:dimension="y" chart:name="primary-y" chart:style-name="ch5">
            <chart:title svg:x="0.076cm" svg:y="4.867cm" chart:style-name="ch6">
              <text:p>L(2,23) computing time (s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6080.927">
                <text:p>16080.9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15215.317">
                <text:p>15215.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4610.13">
                <text:p>1461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5">
                <text:p>67.5</text:p>
              </table:table-cell>
              <table:table-cell office:value-type="float" office:value="15162.566">
                <text:p>15162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5736.413">
                <text:p>15736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">
                <text:p>72.5</text:p>
              </table:table-cell>
              <table:table-cell office:value-type="float" office:value="16273.992">
                <text:p>16273.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